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c00c0" officeooo:paragraph-rsid="000c00c0"/>
    </style:style>
    <style:style style:name="P2" style:family="paragraph" style:parent-style-name="Standard">
      <style:paragraph-properties fo:text-align="justify" style:justify-single-word="false"/>
      <style:text-properties officeooo:rsid="000c00c0" officeooo:paragraph-rsid="000c00c0"/>
    </style:style>
    <style:style style:name="P3" style:family="paragraph" style:parent-style-name="Standard">
      <style:paragraph-properties fo:text-align="justify" style:justify-single-word="false"/>
      <style:text-properties officeooo:rsid="000c1f07" officeooo:paragraph-rsid="000c1f07"/>
    </style:style>
    <style:style style:name="P4" style:family="paragraph" style:parent-style-name="Standard">
      <style:paragraph-properties fo:text-align="justify" style:justify-single-word="false"/>
      <style:text-properties officeooo:rsid="000e4a39" officeooo:paragraph-rsid="000e4a39"/>
    </style:style>
    <style:style style:name="P5" style:family="paragraph" style:parent-style-name="Standard">
      <style:paragraph-properties fo:text-align="justify" style:justify-single-word="false"/>
      <style:text-properties officeooo:rsid="000e4a39" officeooo:paragraph-rsid="000f1ebe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e4a39" officeooo:paragraph-rsid="000e4a39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f1ebe" officeooo:paragraph-rsid="000f1ebe"/>
    </style:style>
    <style:style style:name="T1" style:family="text">
      <style:text-properties officeooo:rsid="000d208c"/>
    </style:style>
    <style:style style:name="T2" style:family="text">
      <style:text-properties officeooo:rsid="000f1ebe"/>
    </style:style>
    <style:style style:name="T3" style:family="text">
      <style:text-properties officeooo:rsid="00102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guel Ángel Pérez Jiménez</text:p>
      <text:p text:style-name="P1">1º DAW Grupo A</text:p>
      <text:p text:style-name="P1"/>
      <text:p text:style-name="P2">Ejercicio 10.</text:p>
      <text:p text:style-name="P2"/>
      <text:p text:style-name="P4">n.º 1 = 12345.0</text:p>
      <text:p text:style-name="P4">n.º 2 =1234.0</text:p>
      <text:p text:style-name="P4">n.º 3 =123.0</text:p>
      <text:p text:style-name="P4">n.º 4 = 12.0</text:p>
      <text:p text:style-name="P4">n.º 5 6.0</text:p>
      <text:p text:style-name="P4">n.º 6 56.0</text:p>
      <text:p text:style-name="P4">n.º 7 = 456.0</text:p>
      <text:p text:style-name="P4">n.º 8 = 3456.0</text:p>
      <text:p text:style-name="P4"/>
      <text:p text:style-name="P4">Puedo concluir que el resto no se tiene en cuenta al realizar los cálculos.</text:p>
      <text:p text:style-name="P2"/>
      <text:p text:style-name="P3">Ejercicio 11.</text:p>
      <text:p text:style-name="P3"/>
      <text:p text:style-name="P3">El <text:span text:style-name="T1">1 me da 0.0 </text:span><text:span text:style-name="T3">y seria (3/4)*((a*a)-b)</text:span></text:p>
      <text:p text:style-name="P3"/>
      <text:p text:style-name="P5">El n.º 2 <text:s/><text:span text:style-name="T2">me da 1304.0, </text:span><text:span text:style-name="T3">seria ((a/b)*1000)+304</text:span></text:p>
      <text:p text:style-name="P4"/>
      <text:p text:style-name="P4"/>
      <text:p text:style-name="P5">El n.º 3 me da 105.0. <text:span text:style-name="T3">y seria ((100/a)+(b/2)*5</text:span></text:p>
      <text:p text:style-name="P6"/>
      <text:p text:style-name="P6">Ejercicio 12.</text:p>
      <text:p text:style-name="P6"/>
      <text:p text:style-name="P6">a) <text:span text:style-name="T2">False</text:span></text:p>
      <text:p text:style-name="P6">b<text:span text:style-name="T2">) True</text:span></text:p>
      <text:p text:style-name="P7">c) False</text:p>
      <text:p text:style-name="P7">d) True</text:p>
      <text:p text:style-name="P7">e) False</text:p>
      <text:p text:style-name="P7">f) Fal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7:38:04.778000000</meta:creation-date>
    <meta:generator>LibreOffice/7.0.1.2$Windows_X86_64 LibreOffice_project/7cbcfc562f6eb6708b5ff7d7397325de9e764452</meta:generator>
    <dc:date>2020-11-19T18:58:46.883000000</dc:date>
    <meta:editing-duration>PT29M34S</meta:editing-duration>
    <meta:editing-cycles>1</meta:editing-cycles>
    <meta:document-statistic meta:table-count="0" meta:image-count="0" meta:object-count="0" meta:page-count="1" meta:paragraph-count="23" meta:word-count="93" meta:character-count="428" meta:non-whitespace-character-count="357"/>
  </office:meta>
</office:document-meta>
</file>